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1142de" officeooo:paragraph-rsid="001142de" style:font-size-asian="12pt" style:font-weight-asian="bold" style:font-size-complex="12pt" style:font-weight-complex="bold"/>
    </style:style>
    <style:style style:name="P2" style:family="paragraph" style:parent-style-name="Standard">
      <style:paragraph-properties fo:break-before="page"/>
      <style:text-properties fo:font-size="12pt" fo:font-weight="bold" officeooo:rsid="001142de" officeooo:paragraph-rsid="001142de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19166" officeooo:paragraph-rsid="00119166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29b8d" officeooo:paragraph-rsid="00129b8d" style:font-size-asian="12pt" style:font-weight-asian="bold" style:font-size-complex="12pt" style:font-weight-complex="bold"/>
    </style:style>
    <style:style style:name="P5" style:family="paragraph" style:parent-style-name="Standard">
      <style:paragraph-properties fo:break-before="page"/>
      <style:text-properties fo:font-size="12pt" fo:font-weight="bold" officeooo:rsid="00129b8d" officeooo:paragraph-rsid="00129b8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2d0c8" officeooo:paragraph-rsid="0012d0c8" style:font-size-asian="12pt" style:font-weight-asian="bold" style:font-size-complex="12pt" style:font-weight-complex="bold"/>
    </style:style>
    <style:style style:name="P7" style:family="paragraph" style:parent-style-name="Standard">
      <style:paragraph-properties fo:break-before="page"/>
      <style:text-properties fo:font-size="12pt" fo:font-weight="bold" officeooo:rsid="0012d0c8" officeooo:paragraph-rsid="0012d0c8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1pt" fo:font-weight="bold" officeooo:rsid="000f7e77" officeooo:paragraph-rsid="000f7e77" style:font-size-asian="11pt" style:font-weight-asian="bold" style:font-size-complex="11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ize="11pt" fo:font-weight="bold" officeooo:rsid="000f7e77" officeooo:paragraph-rsid="000f7e77" style:font-size-asian="11pt" style:font-weight-asian="bold" style:font-size-complex="11pt" style:font-weight-complex="bold"/>
    </style:style>
    <style:style style:name="P1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1pt" fo:font-weight="bold" officeooo:rsid="000f7e77" officeooo:paragraph-rsid="000f7e77" style:font-size-asian="11pt" style:font-weight-asian="bold" style:font-size-complex="11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ize="11pt" fo:font-weight="bold" officeooo:rsid="000f7e77" officeooo:paragraph-rsid="000f7e77" style:font-size-asian="11pt" style:font-weight-asian="bold" style:font-size-complex="11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ize="11pt" fo:font-weight="bold" officeooo:rsid="000f7e77" officeooo:paragraph-rsid="000f7e77" style:font-size-asian="11pt" style:font-weight-asian="bold" style:font-size-complex="11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fo:font-size="11pt" fo:font-weight="bold" officeooo:rsid="000f7e77" officeooo:paragraph-rsid="000f7e77" style:font-size-asian="11pt" style:font-weight-asian="bold" style:font-size-complex="11pt" style:font-weight-complex="bold"/>
    </style:style>
    <style:style style:name="P14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font-size="11pt" fo:font-weight="bold" officeooo:rsid="000f7e77" officeooo:paragraph-rsid="000f7e77" style:font-size-asian="11pt" style:font-weight-asian="bold" style:font-size-complex="11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fo:font-size="11pt" fo:font-weight="bold" officeooo:rsid="000f7e77" officeooo:paragraph-rsid="000f7e77" style:font-size-asian="11pt" style:font-weight-asian="bold" style:font-size-complex="11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1.5in" fo:margin-right="0in" fo:text-indent="0in" style:auto-text-indent="false" style:page-number="auto" fo:background-color="transparent"/>
      <style:text-properties fo:font-size="11pt" fo:font-weight="bold" officeooo:rsid="000f7e77" officeooo:paragraph-rsid="000f7e77" style:font-size-asian="11pt" style:font-weight-asian="bold" style:font-size-complex="11pt" style:font-weight-complex="bold"/>
    </style:style>
    <style:style style:name="P17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fo:font-size="11pt" fo:font-weight="bold" officeooo:rsid="000f7e77" officeooo:paragraph-rsid="000f7e77" style:font-size-asian="11pt" style:font-weight-asian="bold" style:font-size-complex="11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1pt" fo:font-weight="bold" officeooo:rsid="000f7e77" officeooo:paragraph-rsid="000f7e77" style:font-size-asian="11pt" style:font-weight-asian="bold" style:font-size-complex="11pt" style:font-weight-complex="bold"/>
    </style:style>
    <style:style style:name="P19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5016in"/>
        </style:tab-stops>
      </style:paragraph-properties>
      <style:text-properties fo:font-size="11pt" fo:font-weight="bold" officeooo:rsid="000f7e77" officeooo:paragraph-rsid="000f7e77" style:font-size-asian="11pt" style:font-weight-asian="bold" style:font-size-complex="11pt" style:font-weight-complex="bold"/>
    </style:style>
    <style:style style:name="P20" style:family="paragraph" style:parent-style-name="Standard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5016in"/>
        </style:tab-stops>
      </style:paragraph-properties>
      <style:text-properties fo:font-size="11pt" fo:font-weight="bold" officeooo:rsid="000f7e77" officeooo:paragraph-rsid="000f7e77" style:font-size-asian="11pt" style:font-weight-asian="bold" style:font-size-complex="11pt" style:font-weight-complex="bold"/>
    </style:style>
    <style:style style:name="T1" style:family="text">
      <style:text-properties officeooo:rsid="00102930"/>
    </style:style>
    <style:style style:name="T2" style:family="text">
      <style:text-properties officeooo:rsid="001554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. Thread <text:span text:style-name="T1">poo</text:span>l</text:p>
      <text:p text:style-name="P8"/>
      <text:p text:style-name="P8">public class TaskQueue</text:p>
      <text:p text:style-name="P8">{</text:p>
      <text:p text:style-name="P8"><text:tab/>private List&lt;Thread&gt; threads;</text:p>
      <text:p text:style-name="P8"><text:tab/>private Queue&lt;Action&gt; tasks;</text:p>
      <text:p text:style-name="P8"/>
      <text:p text:style-name="P9">public TaskQueue(int threadCount)</text:p>
      <text:p text:style-name="P10">{</text:p>
      <text:p text:style-name="P13">tasks = new Queue&lt;Action&gt;();</text:p>
      <text:p text:style-name="P14">threads = new List&lt;Thread&gt;();</text:p>
      <text:p text:style-name="P14">for (int i = 0; i &lt; threadCount; i++)</text:p>
      <text:p text:style-name="P14">{</text:p>
      <text:p text:style-name="P16">var t = new Thread(DoThreadWork);</text:p>
      <text:p text:style-name="P17">threads.Add(t);</text:p>
      <text:p text:style-name="P17">t.IsBackground = true;</text:p>
      <text:p text:style-name="P17">t.Start();</text:p>
      <text:p text:style-name="P14">}</text:p>
      <text:p text:style-name="P10">}</text:p>
      <text:p text:style-name="P9">public void EnqueueTask(Action task)</text:p>
      <text:p text:style-name="P10">{</text:p>
      <text:p text:style-name="P13">lock (tasks)</text:p>
      <text:p text:style-name="P14">{</text:p>
      <text:p text:style-name="P14"><text:tab/>tasks.Enqueue(task);</text:p>
      <text:p text:style-name="P14"><text:tab/>Monitor.Pulse(tasks);</text:p>
      <text:p text:style-name="P14">}</text:p>
      <text:p text:style-name="P10">}</text:p>
      <text:p text:style-name="P8"><text:tab/></text:p>
      <text:p text:style-name="P8"><text:tab/>private Action DequeueTask()</text:p>
      <text:p text:style-name="P18"><text:tab/>{</text:p>
      <text:p text:style-name="P14">lock (tasks)</text:p>
      <text:p text:style-name="P14">{</text:p>
      <text:p text:style-name="P14">while (tasks.Count == 0)</text:p>
      <text:p text:style-name="P14">Monitor.Wait(tasks);</text:p>
      <text:p text:style-name="P14">return tasks.Dequeue();</text:p>
      <text:p text:style-name="P14">}</text:p>
      <text:p text:style-name="P8"><text:tab/>}</text:p>
      <text:p text:style-name="P9"/>
      <text:p text:style-name="P10">private void DoThreadWork()</text:p>
      <text:p text:style-name="P10">{</text:p>
      <text:p text:style-name="P19">while (true)</text:p>
      <text:p text:style-name="P20">{</text:p>
      <text:p text:style-name="P20"><text:tab/>Action task = DequeueTask();</text:p>
      <text:p text:style-name="P20"><text:tab/>try</text:p>
      <text:p text:style-name="P20"><text:tab/>{</text:p>
      <text:p text:style-name="P20"><text:tab/><text:tab/>task();</text:p>
      <text:p text:style-name="P20"><text:tab/>}</text:p>
      <text:p text:style-name="P20"><text:tab/>catch (ThreadAbortException)</text:p>
      <text:p text:style-name="P20"><text:tab/>{</text:p>
      <text:p text:style-name="P20"><text:tab/><text:tab/>Thread.ResetAbort();</text:p>
      <text:p text:style-name="P20"><text:tab/>}</text:p>
      <text:p text:style-name="P20"><text:tab/>catch (Exception ex)</text:p>
      <text:p text:style-name="P20"><text:tab/>{</text:p>
      <text:p text:style-name="P20"><text:tab/><text:tab/>Console.WriteLine(ex);</text:p>
      <text:p text:style-name="P20"><text:tab/>}</text:p>
      <text:p text:style-name="P20">}</text:p>
      <text:p text:style-name="P8"><text:tab/>}<text:span text:style-name="T2">}</text:span></text:p>
      <text:p text:style-name="P2">2 Mutex</text:p>
      <text:p text:style-name="P1"/>
      <text:p text:style-name="P1">public class Mutex</text:p>
      <text:p text:style-name="P1">{</text:p>
      <text:p text:style-name="P1"><text:tab/>private Thread thread;</text:p>
      <text:p text:style-name="P1"><text:tab/>public void Lock()</text:p>
      <text:p text:style-name="P1"><text:tab/>{</text:p>
      <text:p text:style-name="P1"><text:tab/><text:tab/>Thread t = Thread.CurrentThread;</text:p>
      <text:p text:style-name="P1"><text:tab/><text:tab/>while (Interlocked.CompareExchange(ref thread, t, null) != null)</text:p>
      <text:p text:style-name="P1"><text:tab/><text:tab/><text:tab/>Thread.Yield();</text:p>
      <text:p text:style-name="P1"><text:tab/><text:tab/>Thread.MemoryBarrier();</text:p>
      <text:p text:style-name="P1"><text:tab/>}</text:p>
      <text:p text:style-name="P1"><text:tab/>public void Unlock()</text:p>
      <text:p text:style-name="P1"><text:tab/>{</text:p>
      <text:p text:style-name="P1"><text:tab/><text:tab/>Thread t = Thread.CurrentThread;</text:p>
      <text:p text:style-name="P1"><text:tab/><text:tab/>if (Interlocked.CompareExchange(ref thread, null, t) != t)</text:p>
      <text:p text:style-name="P1"><text:tab/><text:tab/><text:tab/>throw new SynchronizationLockException();</text:p>
      <text:p text:style-name="P1"><text:tab/><text:tab/>Thread.MemoryBarrier();</text:p>
      <text:p text:style-name="P1"><text:tab/>}</text:p>
      <text:p text:style-name="P1">}</text:p>
      <text:p text:style-name="P1"/>
      <text:p text:style-name="P3">3 Action runner</text:p>
      <text:p text:style-name="P3">public class ActionRunner</text:p>
      <text:p text:style-name="P3">{</text:p>
      <text:p text:style-name="P3"><text:tab/>int runningCount;</text:p>
      <text:p text:style-name="P3"><text:tab/>object sync = new object();</text:p>
      <text:p text:style-name="P3"/>
      <text:p text:style-name="P3"><text:tab/>public void RunAndWaitAll(Action[] actions)</text:p>
      <text:p text:style-name="P3"><text:tab/>{</text:p>
      <text:p text:style-name="P3"><text:tab/><text:tab/>runningCount = actions.Length;</text:p>
      <text:p text:style-name="P3"><text:tab/><text:tab/>foreach (Action action in actions)</text:p>
      <text:p text:style-name="P3"><text:tab/><text:tab/><text:tab/>ThreadPool.QueueUserWorkItem(ExecuteAction, action);</text:p>
      <text:p text:style-name="P3"><text:tab/><text:tab/>lock (sync)</text:p>
      <text:p text:style-name="P3"><text:tab/><text:tab/><text:tab/>if (runningCount &gt; 0)</text:p>
      <text:p text:style-name="P3"><text:tab/><text:tab/><text:tab/><text:tab/>Monitor.Wait(sync);</text:p>
      <text:p text:style-name="P3"><text:tab/>}</text:p>
      <text:p text:style-name="P3"/>
      <text:p text:style-name="P3"><text:tab/>private void ExecuteAction(object state)</text:p>
      <text:p text:style-name="P3"><text:tab/>{</text:p>
      <text:p text:style-name="P3"><text:tab/><text:tab/>var action = (Action)state;</text:p>
      <text:p text:style-name="P3"><text:tab/><text:tab/>action();</text:p>
      <text:p text:style-name="P3"><text:tab/><text:tab/>lock (sync)</text:p>
      <text:p text:style-name="P3"><text:tab/><text:tab/>{</text:p>
      <text:p text:style-name="P3"><text:tab/><text:tab/><text:tab/>runningCount--;</text:p>
      <text:p text:style-name="P3"><text:tab/><text:tab/><text:tab/>if (runningCount == 0)</text:p>
      <text:p text:style-name="P3"><text:tab/><text:tab/><text:tab/><text:tab/>Monitor.Pulse(sync);</text:p>
      <text:p text:style-name="P3"><text:tab/><text:tab/>}</text:p>
      <text:p text:style-name="P3"><text:tab/>}</text:p>
      <text:p text:style-name="P3">}</text:p>
      <text:p text:style-name="P5">4 Native Buffer</text:p>
      <text:p text:style-name="P3">public class NativeBuffer : Object, IDisposable</text:p>
      <text:p text:style-name="P3">{</text:p>
      <text:p text:style-name="P3"><text:tab/>private IntPtr handle;</text:p>
      <text:p text:style-name="P3"><text:tab/>private bool disposed;</text:p>
      <text:p text:style-name="P3"><text:tab/>public NativeBuffer(int size)</text:p>
      <text:p text:style-name="P3"><text:tab/>{</text:p>
      <text:p text:style-name="P3"><text:tab/><text:tab/>handle = Marshal.AllocHGlobal(size);</text:p>
      <text:p text:style-name="P3"><text:tab/>}</text:p>
      <text:p text:style-name="P3"><text:tab/>~NativeBuffer()</text:p>
      <text:p text:style-name="P3"><text:tab/>{</text:p>
      <text:p text:style-name="P3"><text:tab/><text:tab/>Dispose(false);</text:p>
      <text:p text:style-name="P3"><text:tab/>}</text:p>
      <text:p text:style-name="P3">public IntPtr Handle</text:p>
      <text:p text:style-name="P3">{</text:p>
      <text:p text:style-name="P3"><text:tab/>get</text:p>
      <text:p text:style-name="P3"><text:tab/>{</text:p>
      <text:p text:style-name="P3"><text:tab/><text:tab/>if (!disposed)</text:p>
      <text:p text:style-name="P3"><text:tab/><text:tab/><text:tab/>return handle;</text:p>
      <text:p text:style-name="P3"><text:tab/><text:tab/>else</text:p>
      <text:p text:style-name="P3"><text:tab/><text:tab/><text:tab/>throw new ObjectDisposedException(ToString());</text:p>
      <text:p text:style-name="P3"><text:tab/>}</text:p>
      <text:p text:style-name="P3">}</text:p>
      <text:p text:style-name="P3"/>
      <text:p text:style-name="P3">public void Dispose()</text:p>
      <text:p text:style-name="P3">{</text:p>
      <text:p text:style-name="P3"><text:tab/>if (!disposed)</text:p>
      <text:p text:style-name="P3"><text:tab/>{</text:p>
      <text:p text:style-name="P3"><text:tab/><text:tab/>Dispose(true);</text:p>
      <text:p text:style-name="P3"><text:tab/><text:tab/>GC.SuppressFinalize(this);</text:p>
      <text:p text:style-name="P3"><text:tab/><text:tab/>disposed = true;</text:p>
      <text:p text:style-name="P3"><text:tab/>}</text:p>
      <text:p text:style-name="P3">}</text:p>
      <text:p text:style-name="P3">protected virtual void Dispose(bool disposing)</text:p>
      <text:p text:style-name="P3">{</text:p>
      <text:p text:style-name="P3"><text:tab/>if (handle != IntPtr.Zero)</text:p>
      <text:p text:style-name="P3"><text:tab/>Marshal.FreeHGlobal(handle);</text:p>
      <text:p text:style-name="P3">}</text:p>
      <text:p text:style-name="P3"/>
      <text:p text:style-name="P4">}</text:p>
      <text:p text:style-name="P7">5 Assembly</text:p>
      <text:p text:style-name="P6"/>
      <text:p text:style-name="P6">private static void ListTypesInAssembly(Assembly assembly)</text:p>
      <text:p text:style-name="P6">{</text:p>
      <text:p text:style-name="P6"><text:tab/>var types = assembly.GetTypes().Where(t =&gt; t.IsPublic).ToList();</text:p>
      <text:p text:style-name="P6"><text:tab/>types.Sort();</text:p>
      <text:p text:style-name="P6"><text:tab/>foreach (var type in types)</text:p>
      <text:p text:style-name="P6"><text:tab/>{</text:p>
      <text:p text:style-name="P6"><text:tab/><text:tab/>Console.WriteLine(type.FullName);</text:p>
      <text:p text:style-name="P6"><text:tab/>}</text:p>
      <text:p text:style-name="P6">}</text:p>
      <text:p text:style-name="P6"/>
      <text:p text:style-name="P6">public static void Main(string[] args)</text:p>
      <text:p text:style-name="P6">{</text:p>
      <text:p text:style-name="P6"><text:tab/>var assemblyPath = Assembly.GetExecutingAssembly().Location;</text:p>
      <text:p text:style-name="P6"><text:tab/>var assembly = Assembly.LoadFrom(assemblyPath);</text:p>
      <text:p text:style-name="P6"><text:tab/>ListTypesInAssembly(assembly)</text:p>
      <text:p text:style-name="P6"><text:tab/>Console.ReadKey();</text:p>
      <text:p text:style-name="P6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8:05:41.103876009</meta:creation-date>
    <meta:generator>LibreOffice/7.4.0.3$Linux_X86_64 LibreOffice_project/f85e47c08ddd19c015c0114a68350214f7066f5a</meta:generator>
    <dc:date>2023-01-05T23:23:52.401559298</dc:date>
    <meta:editing-duration>PT3H20M39S</meta:editing-duration>
    <meta:editing-cycles>9</meta:editing-cycles>
    <meta:print-date>2023-01-05T21:09:05.569240749</meta:print-date>
    <meta:document-statistic meta:table-count="0" meta:image-count="0" meta:object-count="0" meta:page-count="4" meta:paragraph-count="154" meta:word-count="323" meta:character-count="2565" meta:non-whitespace-character-count="2255"/>
  </office:meta>
</office:document-meta>
</file>